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’aime manger du pain</text:p>
      <text:p text:style-name="Preformatted_20_Text">J’aime le basket</text:p>
      <text:p text:style-name="Preformatted_20_Text">Je sais pas ce que j’écris mais je l’écris quand même voila merci</text:p>
      <text:p text:style-name="Preformatted_20_Text">AURE VOIR</text:p>
      <text:p text:style-name="Preformatted_20_Text">BISOUS 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4" meta:character-count="126" meta:non-whitespace-character-count="107"/>
    <meta:generator>LibreOffice/5.4.6.2$Windows_X86_64 LibreOffice_project/4014ce260a04f1026ba855d3b8d91541c224eab8</meta:generator>
  </office:meta>
</office:document-meta>
</file>